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35648886" text:style-name="L1">
        <text:list-item>
          <text:list>
            <text:list-item>
              <text:p text:style-name="P1">Pour pouvoir agir directement sur l'affichage nous avons opté pour une classe par afficheur qui prendra en compte les données du Robot en le passant par paramètre et modifiera l'affichage a chaque fois que nécessaire </text:p>
            </text:list-item>
          </text:list>
        </text:list-item>
      </text:list>
      <text:p text:style-name="Standard">Ainsi, on se retrouve av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BORG</meta:initial-creator>
    <meta:creation-date>2014-11-18T13:57:40</meta:creation-date>
    <dc:date>2014-11-18T15:19:26</dc:date>
    <dc:creator>Guillaume BORG</dc:creator>
    <meta:editing-duration>PT1H6M36S</meta:editing-duration>
    <meta:editing-cycles>1</meta:editing-cycles>
    <meta:document-statistic meta:table-count="0" meta:image-count="0" meta:object-count="0" meta:page-count="1" meta:paragraph-count="2" meta:word-count="41" meta:character-count="246" meta:non-whitespace-character-count="207"/>
    <meta:generator>LibreOffice/3.5$Linux_X86_64 LibreOffice_project/350m1$Build-2</meta:generator>
  </office:meta>
</office:document-meta>
</file>